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067e44"/>
    </style:style>
    <style:style style:name="P2" style:family="paragraph" style:parent-style-name="Title">
      <style:text-properties style:font-name="Times New Roman" fo:language="pt" fo:country="BR" officeooo:paragraph-rsid="00067e44" style:font-name-asian="Times New Roman1" style:font-name-complex="Times New Roman1"/>
    </style:style>
    <style:style style:name="P3" style:family="paragraph" style:parent-style-name="Text_20_body">
      <style:text-properties style:font-name="Times New Roman" fo:language="pt" fo:country="BR" officeooo:paragraph-rsid="00067e44" style:font-name-asian="Times New Roman1" style:font-name-complex="Times New Roman1"/>
    </style:style>
    <style:style style:name="P4" style:family="paragraph" style:parent-style-name="Text_20_body" style:list-style-name="L1">
      <style:text-properties style:font-name="Times New Roman" fo:language="pt" fo:country="BR" officeooo:rsid="000851f1" officeooo:paragraph-rsid="000851f1" style:font-name-asian="Times New Roman1" style:font-name-complex="Times New Roman1"/>
    </style:style>
    <style:style style:name="P5" style:family="paragraph" style:parent-style-name="Text_20_body" style:list-style-name="L1">
      <style:text-properties style:font-name="Times New Roman" fo:language="pt" fo:country="BR" officeooo:rsid="000ad6a5" officeooo:paragraph-rsid="000ad6a5" style:font-name-asian="Times New Roman1" style:font-name-complex="Times New Roman1"/>
    </style:style>
    <style:style style:name="P6" style:family="paragraph" style:parent-style-name="Text_20_body" style:list-style-name="L1">
      <style:text-properties fo:color="#808080" style:font-name="Times New Roman" fo:language="pt" fo:country="BR" officeooo:rsid="000ad6a5" officeooo:paragraph-rsid="000e2ad0" style:font-name-asian="Times New Roman1" style:font-name-complex="Times New Roman1"/>
    </style:style>
    <style:style style:name="P7" style:family="paragraph" style:parent-style-name="Text_20_body" style:list-style-name="L1">
      <style:text-properties fo:color="#000000" style:font-name="Times New Roman" fo:language="pt" fo:country="BR" officeooo:rsid="000ad6a5" officeooo:paragraph-rsid="001008cc" style:font-name-asian="Times New Roman1" style:font-name-complex="Times New Roman1"/>
    </style:style>
    <style:style style:name="T1" style:family="text">
      <style:text-properties officeooo:rsid="0021e9ae"/>
    </style:style>
    <style:style style:name="T2" style:family="text">
      <style:text-properties officeooo:rsid="000973cd"/>
    </style:style>
    <style:style style:name="T3" style:family="text">
      <style:text-properties officeooo:rsid="000d6236"/>
    </style:style>
    <style:style style:name="T4" style:family="text">
      <style:text-properties officeooo:rsid="000e2ad0"/>
    </style:style>
    <style:style style:name="T5" style:family="text">
      <style:text-properties officeooo:rsid="000f0d59"/>
    </style:style>
    <style:style style:name="T6" style:family="text">
      <style:text-properties fo:font-size="11pt" fo:font-weight="normal" officeooo:rsid="00196237" style:font-size-asian="9.60000038146973pt" style:font-weight-asian="normal" style:font-size-complex="11pt" style:font-weight-complex="normal"/>
    </style:style>
    <style:style style:name="T7" style:family="text">
      <style:text-properties officeooo:rsid="001008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<text:span text:style-name="T1">e questionamentos sobre</text:span>: </text:p>
      <text:p text:style-name="P2">[4 30012017] Laplante, P. A.; Ovaska, S. J. Real-Time Systems Design and Analysis. 4. ed. Estados Unidos da América: IEEE Press, Wiley, 2012</text:p>
      <text:p text:style-name="P3"/>
      <text:list xml:id="list7206904892176938895" text:style-name="L1">
        <text:list-item>
          <text:p text:style-name="P4">Sistemas de tempo real precisam responder em tempo hábil a eventos que ocorrem <text:span text:style-name="T2">em intervalos irregulares</text:span>. <text:span text:style-name="T2">Caso o processamento não ocorra dentro do intervalo especificado o sistema falhará, geralmente, provocando algum tipo de dano ou prejuízo. (p. 1)</text:span></text:p>
        </text:list-item>
        <text:list-item>
          <text:p text:style-name="P5">Pela definição de sistema apresentada na p. 3, um sistema é semelhante a uma função matemática. Qual é o seu tipo?</text:p>
          <text:p text:style-name="P6"><text:span text:style-name="T3">Um sistema possui um conjunto que contem todos os valores possíveis em suas entradas (domínio) e um conjunto com os valores de saída correspondentes a cada entrada (contra domínio). Assim poderíamos representar um sistema como uma lei de correspondência (relação) </text:span><text:span text:style-name="T4">dos elementos pertencentes ao domínio com os elementos pertencentes ao conjunto das saídas.</text:span></text:p>
          <text:p text:style-name="P6"><text:span text:style-name="T4">Sistemas devem ser funções do tipo sobrejetora, neste caso cada entrada deve corresponder obrigatoriamente a uma saída. Sistemas também podem ser funções do tipo bijetora. <text:s/></text:span><text:span text:style-name="T3"><text:s/></text:span></text:p>
        </text:list-item>
        <text:list-item>
          <text:p text:style-name="P7"><text:span text:style-name="T5">Na p. 3 no item 4, que trata das características que devem ser observadas em todos os sistemas, a durabilidade a qual se refere, </text:span><text:span text:style-name="T7">segundo Vernon em seu artigo, </text:span><text:span text:style-name="T5">é a de que um sistema bem sucedido tem a capacidade de persistir ao longo dos anos atendendo as necessidades das pessoas sem se tornar obsoleto. Um bom sistema deve ser capaz de ser mantido e melhorada conforme as diferentes necessidades das pessoas ao longo dos anos.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0M46S</meta:editing-duration>
    <meta:editing-cycles>7</meta:editing-cycles>
    <meta:generator>LibreOffice/4.0.6.2$MacOSX_x86 LibreOffice_project/2e2573268451a50806fcd60ae2d9fe01dd0ce24</meta:generator>
    <dc:date>2017-04-04T12:51:13</dc:date>
    <meta:document-statistic meta:table-count="0" meta:image-count="0" meta:object-count="0" meta:page-count="1" meta:paragraph-count="7" meta:word-count="243" meta:character-count="1498" meta:non-whitespace-character-count="1261"/>
    <meta:user-defined meta:name="Info 1"/>
    <meta:user-defined meta:name="Info 2"/>
    <meta:user-defined meta:name="Info 3"/>
    <meta:user-defined meta:name="Info 4"/>
  </office:meta>
</office:document-meta>
</file>